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 of modifications of Version 3.2 of miniBackplane (SFP, 18 ports):</text:p>
      <text:p text:style-name="Standard"/>
      <text:p text:style-name="Standard">Schematics:</text:p>
      <text:list xml:id="list38151669" text:style-name="L1">
        <text:list-item>
          <text:p text:style-name="P1">Connector_GTX.SchDoc:</text:p>
          <text:list>
            <text:list-item>
              <text:p text:style-name="P1">Added signals ARM_DEBUG_TXD, ARM_DEBUG_RXD (both from ARM) and USB_SWITCH_CTR (from FPGA)</text:p>
            </text:list-item>
          </text:list>
        </text:list-item>
        <text:list-item>
          <text:p text:style-name="P1">Powe_Supply.SchDoc:</text:p>
          <text:list>
            <text:list-item>
              <text:p text:style-name="P1">R37 changed from 4K7 to 10K</text:p>
            </text:list-item>
            <text:list-item>
              <text:p text:style-name="P1">C39 and C40 voltage rated increased up to 10V</text:p>
            </text:list-item>
          </text:list>
        </text:list-item>
        <text:list-item>
          <text:p text:style-name="P1">I2C_Multiplexers.SchDoc:</text:p>
          <text:list>
            <text:list-item>
              <text:p text:style-name="P1">Added I2C Temperature Sensor TMP100 for sensing PCB Tª (placed close the PSU)</text:p>
            </text:list-item>
          </text:list>
        </text:list-item>
        <text:list-item>
          <text:p text:style-name="P1">FPGA_USB.SchDoc name changed by TEST_USB.SchDoc:</text:p>
          <text:list>
            <text:list-item>
              <text:p text:style-name="P1">Added two 1:2 multiplexer controlled by the FPGA. By default the usb port is connected to the ARM. </text:p>
            </text:list-item>
            <text:list-item>
              <text:p text:style-name="P1">USB CP2101 chip configuration changed to bus powered.</text:p>
            </text:list-item>
          </text:list>
        </text:list-item>
        <text:list-item>
          <text:p text:style-name="P1">Connectors_GPIOs.SchDoc:</text:p>
          <text:list>
            <text:list-item>
              <text:p text:style-name="P1">Added individual PSU fan controlled by the signal FAN_BOX_EN_PB7.</text:p>
            </text:list-item>
            <text:list-item>
              <text:p text:style-name="P1">Added 0R resistors to choice the FPGA fan voltage (5V or 12V).</text:p>
            </text:list-item>
          </text:list>
        </text:list-item>
        <text:list-item>
          <text:p text:style-name="P1">WR_LINK.SchDoc:</text:p>
          <text:list>
            <text:list-item>
              <text:p text:style-name="P1">Serial resistor on leds changed by 49R9 (FPGA fed) and by 133R (I2C fed)</text:p>
            </text:list-item>
          </text:list>
        </text:list-item>
      </text:list>
      <text:p text:style-name="Standard"/>
      <text:p text:style-name="Standard">PCB:</text:p>
      <text:list xml:id="list38315949" text:style-name="L2">
        <text:list-item>
          <text:p text:style-name="P2">Power supply connector J7 orientation changed in order to allow connection of the new PSU.</text:p>
        </text:list-item>
        <text:list-item>
          <text:p text:style-name="P2">Added teardrops on vi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5-03T17:59:16.65</meta:creation-date>
    <dc:date>2012-05-03T18:31:30.01</dc:date>
    <meta:editing-duration>PT00H16M41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20" meta:word-count="159" meta:character-count="956"/>
  </office:meta>
</office:document-meta>
</file>